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148" officeooo:paragraph-rsid="000ccbb8"/>
    </style:style>
    <style:style style:name="P2" style:family="paragraph" style:parent-style-name="Standard">
      <style:text-properties fo:font-weight="bold" officeooo:rsid="00071148" officeooo:paragraph-rsid="000ccbb8" style:font-weight-asian="bold" style:font-weight-complex="bold"/>
    </style:style>
    <style:style style:name="P3" style:family="paragraph" style:parent-style-name="Standard">
      <style:text-properties fo:font-weight="bold" officeooo:rsid="000ccbb8" officeooo:paragraph-rsid="000ccbb8" style:font-weight-asian="bold" style:font-weight-complex="bold"/>
    </style:style>
    <style:style style:name="P4" style:family="paragraph" style:parent-style-name="Standard">
      <style:text-properties fo:font-weight="normal" officeooo:rsid="000ccbb8" officeooo:paragraph-rsid="000ccbb8" style:font-weight-asian="normal" style:font-weight-complex="normal"/>
    </style:style>
    <style:style style:name="P5" style:family="paragraph" style:parent-style-name="Standard">
      <style:text-properties fo:font-style="normal" fo:font-weight="bold" officeooo:rsid="000ccbb8" officeooo:paragraph-rsid="000ccbb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0ccbb8" officeooo:paragraph-rsid="000ccbb8" style:font-style-asian="normal" style:font-weight-asian="normal" style:font-style-complex="normal" style:font-weight-complex="normal"/>
    </style:style>
    <style:style style:name="T1" style:family="text">
      <style:text-properties officeooo:rsid="000ccbb8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describe all path for REST API of the module <text:span text:style-name="T1">BackEnd</text:span></text:p>
      <text:p text:style-name="P1"/>
      <text:p text:style-name="P2">/<text:span text:style-name="T1">restart_research</text:span></text:p>
      <text:p text:style-name="P2"/>
      <text:p text:style-name="P4">It start a fonction who check if there is some research to restart</text:p>
      <text:p text:style-name="P4"/>
      <text:p text:style-name="P4"/>
      <text:p text:style-name="P3">/research_create?research_id=id</text:p>
      <text:p text:style-name="P3"/>
      <text:p text:style-name="P4">It starts a research. The research object must be created before.</text:p>
      <text:p text:style-name="P4"/>
      <text:p text:style-name="P4"/>
      <text:p text:style-name="P5">/get_max?search_term=search&amp;date_begin=YYYY/MM/DD&amp;date_end=YYYY/MM/DD</text:p>
      <text:p text:style-name="P5"/>
      <text:p text:style-name="P6">Return the number of article estimated for this research</text:p>
      <text:p text:style-name="P6"/>
      <text:p text:style-name="P6"/>
      <text:p text:style-name="P5">/check_research?research_id=id</text:p>
      <text:p text:style-name="P5"/>
      <text:p text:style-name="P6">Return True or False if the research is still alive or not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22:31:21.799818379</meta:creation-date>
    <meta:generator>LibreOffice/6.4.7.2$Linux_X86_64 LibreOffice_project/40$Build-2</meta:generator>
    <dc:date>2022-06-24T22:38:13.804654797</dc:date>
    <meta:editing-duration>PT6M52S</meta:editing-duration>
    <meta:editing-cycles>1</meta:editing-cycles>
    <meta:document-statistic meta:table-count="0" meta:image-count="0" meta:object-count="0" meta:page-count="1" meta:paragraph-count="9" meta:word-count="60" meta:character-count="447" meta:non-whitespace-character-count="396"/>
  </office:meta>
</office:document-meta>
</file>